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9a509" officeooo:paragraph-rsid="0019a509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master-page-name="">
      <loext:graphic-properties draw:fill="none"/>
      <style:paragraph-properties fo:margin-left="0cm" fo:margin-right="-0.199cm" fo:text-align="start" style:justify-single-word="false" fo:text-indent="0cm" style:auto-text-indent="false" style:page-number="auto" fo:background-color="transparent"/>
      <style:text-properties officeooo:rsid="0019a509" officeooo:paragraph-rsid="0019a509"/>
    </style:style>
    <style:style style:name="T1" style:family="text">
      <style:text-properties officeooo:rsid="0017ab00"/>
    </style:style>
    <style:style style:name="T2" style:family="text">
      <style:text-properties officeooo:rsid="001aa64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text:tab/><text:tab/><text:tab/><text:tab/><text:tab/><text:tab/><text:tab/>NAME-M.SWATHI</text:p>
      <text:p text:style-name="P1"><text:tab/><text:tab/><text:tab/><text:tab/><text:tab/><text:tab/><text:tab/>ROLLNUMBER-<text:span text:style-name="T2">57</text:span></text:p>
      <text:p text:style-name="P3"><text:tab/><text:tab/><text:tab/><text:tab/><text:tab/><text:tab/><text:tab/><text:span text:style-name="T2">BRANCH-DESD</text:span></text:p>
      <text:p text:style-name="P2"/>
      <text:p text:style-name="P2">1.program to display the pattern like a diamond</text:p>
      <text:p text:style-name="P2"/>
      <text:p text:style-name="P2">#include&lt;stdio.h&gt;</text:p>
      <text:p text:style-name="P2">void main()</text:p>
      <text:p text:style-name="P2">{</text:p>
      <text:p text:style-name="P2"><text:tab/>int i,j,k; </text:p>
      <text:p text:style-name="P2"><text:tab/>for(i=0;i&lt;=7;i++)</text:p>
      <text:p text:style-name="P2"><text:tab/>{</text:p>
      <text:p text:style-name="P2"><text:tab/><text:tab/>for(j=0;j&lt;=7-i;j++)</text:p>
      <text:p text:style-name="P2"><text:tab/><text:tab/>{</text:p>
      <text:p text:style-name="P2"><text:tab/><text:tab/><text:tab/>printf(" ");</text:p>
      <text:p text:style-name="P2"><text:tab/><text:tab/>}</text:p>
      <text:p text:style-name="P2"><text:tab/><text:tab/>for(k=0;k&lt;=i;k++)</text:p>
      <text:p text:style-name="P2"><text:tab/><text:tab/>{</text:p>
      <text:p text:style-name="P2"><text:tab/><text:tab/><text:tab/>printf(" *");</text:p>
      <text:p text:style-name="P2"><text:tab/><text:tab/>}</text:p>
      <text:p text:style-name="P2"><text:tab/><text:tab/>printf("\n");</text:p>
      <text:p text:style-name="P2"><text:tab/>}</text:p>
      <text:p text:style-name="P2"><text:tab/>for(i=7;i&gt;=0;i--)</text:p>
      <text:p text:style-name="P2"><text:tab/>{</text:p>
      <text:p text:style-name="P2"><text:tab/><text:tab/>for(j=0;j&lt;=7-i;j++)</text:p>
      <text:p text:style-name="P2"><text:tab/><text:tab/>{</text:p>
      <text:p text:style-name="P2"><text:tab/><text:tab/><text:tab/>printf(" ");</text:p>
      <text:p text:style-name="P2"><text:tab/><text:tab/>}</text:p>
      <text:p text:style-name="P2"><text:tab/><text:tab/>for(k=0;k&lt;=i;k++)</text:p>
      <text:p text:style-name="P2"><text:tab/><text:tab/>{</text:p>
      <text:p text:style-name="P2"><text:tab/><text:tab/><text:tab/>printf(" *");</text:p>
      <text:p text:style-name="P2"><text:tab/><text:tab/>}</text:p>
      <text:p text:style-name="P2"><text:tab/><text:tab/>printf("\n");</text:p>
      <text:p text:style-name="P2"><text:tab/>}</text:p>
      <text:p text:style-name="P2">}</text:p>
      <text:p text:style-name="P2"/>
      <text:p text:style-name="P2">2.c program to display pascals triangle</text:p>
      <text:p text:style-name="P2"/>
      <text:p text:style-name="P2">#include&lt;stdio.h&gt;</text:p>
      <text:p text:style-name="P2">void main()</text:p>
      <text:p text:style-name="P2">{</text:p>
      <text:p text:style-name="P2"><text:tab/>int i,j,k,n,v;</text:p>
      <text:p text:style-name="P2"><text:tab/>printf("enter n");</text:p>
      <text:p text:style-name="P2"><text:tab/>scanf("%d",&amp;n);</text:p>
      <text:p text:style-name="P2"><text:tab/>for(i=0;i&lt;n;i++)</text:p>
      <text:p text:style-name="P2"><text:tab/>{</text:p>
      <text:p text:style-name="P2"><text:tab/><text:tab/>v=1;</text:p>
      <text:p text:style-name="P2"><text:tab/><text:tab/>for(j=n-i;j&gt;0;j--)</text:p>
      <text:p text:style-name="P2"><text:tab/><text:tab/><text:tab/>printf(" ");</text:p>
      <text:p text:style-name="P2"><text:tab/><text:tab/>for(k=0;k&lt;=i;k++)</text:p>
      <text:p text:style-name="P2"><text:tab/><text:tab/>{</text:p>
      <text:p text:style-name="P2"><text:soft-page-break/><text:tab/><text:tab/><text:tab/>printf("%d ",v);</text:p>
      <text:p text:style-name="P2"><text:tab/><text:tab/><text:tab/>v*=(float)(i-k)/(k+1);</text:p>
      <text:p text:style-name="P2"><text:tab/><text:tab/>}</text:p>
      <text:p text:style-name="P2"><text:tab/><text:tab/>printf("\n");</text:p>
      <text:p text:style-name="P2"><text:tab/>}</text:p>
      <text:p text:style-name="P2">}</text:p>
      <text:p text:style-name="P2"/>
      <text:p text:style-name="P2">3.c program to display the pattern like pyramid using alphabet</text:p>
      <text:p text:style-name="P2"/>
      <text:p text:style-name="P2">#include&lt;stdio.h&gt;</text:p>
      <text:p text:style-name="P2">int main()</text:p>
      <text:p text:style-name="P2">{</text:p>
      <text:p text:style-name="P2"><text:tab/>int i,j,n;</text:p>
      <text:p text:style-name="P2"><text:tab/>printf("enter the number of rows:\n");</text:p>
      <text:p text:style-name="P2"><text:tab/>scanf("%d",&amp;n);</text:p>
      <text:p text:style-name="P2"/>
      <text:p text:style-name="P2"><text:tab/>for(i=1;i&lt;=n;i++)</text:p>
      <text:p text:style-name="P2"><text:tab/>{</text:p>
      <text:p text:style-name="P2"><text:tab/><text:tab/>for(j=1;j&lt;=n-i;j++)</text:p>
      <text:p text:style-name="P2"><text:tab/><text:tab/>{</text:p>
      <text:p text:style-name="P2"><text:tab/><text:tab/>printf(" ");</text:p>
      <text:p text:style-name="P2"><text:tab/><text:tab/>}</text:p>
      <text:p text:style-name="P2"><text:tab/><text:tab/>for(j=1;j&lt;=i;j++)</text:p>
      <text:p text:style-name="P2"><text:tab/><text:tab/>{</text:p>
      <text:p text:style-name="P2"><text:tab/><text:tab/><text:tab/>printf(" %c",(char)(j+64));</text:p>
      <text:p text:style-name="P2"><text:tab/><text:tab/>}</text:p>
      <text:p text:style-name="P2"><text:tab/><text:tab/>for(j=i-1;j&gt;=1;j--)</text:p>
      <text:p text:style-name="P2"><text:tab/><text:tab/>{</text:p>
      <text:p text:style-name="P2"><text:tab/><text:tab/><text:tab/>printf(" %c",(char)(j+64));</text:p>
      <text:p text:style-name="P2"><text:tab/><text:tab/>}</text:p>
      <text:p text:style-name="P2"><text:tab/><text:tab/>printf("\n");</text:p>
      <text:p text:style-name="P2"><text:tab/>}</text:p>
      <text:p text:style-name="P2">return 0;</text:p>
      <text:p text:style-name="P2">}</text:p>
      <text:p text:style-name="P2"/>
      <text:p text:style-name="P2"><text:span text:style-name="T1">5</text:span>.c program to check whether two string is anagrams or not</text:p>
      <text:p text:style-name="P2">#include&lt;stdio.h&gt;</text:p>
      <text:p text:style-name="P2">#include&lt;string.h&gt;</text:p>
      <text:p text:style-name="P2">int main()</text:p>
      <text:p text:style-name="P2">{</text:p>
      <text:p text:style-name="P2"><text:tab/>char a[100],b[100];</text:p>
      <text:p text:style-name="P2"><text:tab/>int p,q;</text:p>
      <text:p text:style-name="P2"><text:tab/>printf("enter two strings.\n");</text:p>
      <text:p text:style-name="P2"><text:tab/>scanf("%s %s",a,b);</text:p>
      <text:p text:style-name="P2"><text:tab/>p=strlen(a);</text:p>
      <text:p text:style-name="P2"><text:tab/>q=strlen(b);</text:p>
      <text:p text:style-name="P2"><text:tab/>int ca[26], cb[26],i,j;</text:p>
      <text:p text:style-name="P2"><text:tab/>if(p==q)</text:p>
      <text:p text:style-name="P2"><text:tab/>{</text:p>
      <text:p text:style-name="P2"><text:tab/><text:tab/>for(i=0;i&lt;26;i++)</text:p>
      <text:p text:style-name="P2"><text:tab/><text:tab/>{</text:p>
      <text:p text:style-name="P2"><text:tab/><text:tab/><text:tab/>ca[i]=cb[i]=0;</text:p>
      <text:p text:style-name="P2"><text:soft-page-break/><text:tab/><text:tab/>}</text:p>
      <text:p text:style-name="P2"><text:tab/><text:tab/>for(i=0;i&lt;p;i++)</text:p>
      <text:p text:style-name="P2"><text:tab/><text:tab/>{</text:p>
      <text:p text:style-name="P2"><text:tab/><text:tab/><text:tab/>ca[a[i]-97]++;</text:p>
      <text:p text:style-name="P2"><text:tab/><text:tab/><text:tab/>cb[b[i]-97]++;</text:p>
      <text:p text:style-name="P2"><text:tab/><text:tab/>}</text:p>
      <text:p text:style-name="P2"><text:tab/><text:tab/>int f=0;</text:p>
      <text:p text:style-name="P2"><text:tab/><text:tab/>for(i=0;i&lt;26;i++)</text:p>
      <text:p text:style-name="P2"><text:tab/><text:tab/>{</text:p>
      <text:p text:style-name="P2"><text:tab/><text:tab/><text:tab/>if(ca[i]!=cb[i])</text:p>
      <text:p text:style-name="P2"><text:tab/><text:tab/><text:tab/>{</text:p>
      <text:p text:style-name="P2"><text:tab/><text:tab/><text:tab/><text:tab/>f++;</text:p>
      <text:p text:style-name="P2"><text:tab/><text:tab/><text:tab/><text:tab/>break;</text:p>
      <text:p text:style-name="P2"><text:tab/><text:tab/><text:tab/>}</text:p>
      <text:p text:style-name="P2"><text:tab/><text:tab/>}</text:p>
      <text:p text:style-name="P2"><text:tab/><text:tab/>if(f==0)</text:p>
      <text:p text:style-name="P2"><text:tab/><text:tab/>{</text:p>
      <text:p text:style-name="P2"><text:tab/><text:tab/><text:tab/>printf("yes\n");</text:p>
      <text:p text:style-name="P2"><text:tab/><text:tab/>}</text:p>
      <text:p text:style-name="P2"><text:tab/><text:tab/>else</text:p>
      <text:p text:style-name="P2"><text:tab/><text:tab/>{</text:p>
      <text:p text:style-name="P2"><text:tab/><text:tab/><text:tab/>printf("no\n");</text:p>
      <text:p text:style-name="P2"><text:tab/><text:tab/>}</text:p>
      <text:p text:style-name="P2"><text:tab/>}</text:p>
      <text:p text:style-name="P2"><text:tab/>return 0;</text:p>
      <text:p text:style-name="P2">}</text:p>
      <text:p text:style-name="P2"/>
      <text:p text:style-name="P2">//7.c program to swap two integers performing in single line using user defined function//</text:p>
      <text:p text:style-name="P2"/>
      <text:p text:style-name="P2">#include&lt;stdio.h&gt;</text:p>
      <text:p text:style-name="P2">void swap(int,int); <text:s text:c="2"/>//function declaration</text:p>
      <text:p text:style-name="P2">int main()</text:p>
      <text:p text:style-name="P2">{</text:p>
      <text:p text:style-name="P2"><text:tab/>int a,b;</text:p>
      <text:p text:style-name="P2"><text:tab/>printf("enter a:\n");</text:p>
      <text:p text:style-name="P2"><text:tab/>scanf("%d",&amp;a);</text:p>
      <text:p text:style-name="P2"><text:tab/>printf("Enter b:\n");</text:p>
      <text:p text:style-name="P2"><text:tab/>scanf("%d",&amp;b);</text:p>
      <text:p text:style-name="P2"><text:tab/>swap(a,b); <text:s text:c="6"/>//function calling</text:p>
      <text:p text:style-name="P2">}</text:p>
      <text:p text:style-name="P2">void swap(int a,int b)</text:p>
      <text:p text:style-name="P2"><text:tab/>{</text:p>
      <text:p text:style-name="P2"><text:tab/><text:tab/>b=a+b-(a=b);</text:p>
      <text:p text:style-name="P2"><text:tab/><text:tab/>printf("a=%d b=%d\n",a,b);</text:p>
      <text:p text:style-name="P2"><text:tab/>}</text:p>
      <text:p text:style-name="P2"/>
      <text:p text:style-name="P2">//8.c program to swap nibbles of a character//</text:p>
      <text:p text:style-name="P2">#include&lt;stdio.h&gt;</text:p>
      <text:p text:style-name="P2">void main()</text:p>
      <text:p text:style-name="P2">{</text:p>
      <text:p text:style-name="P2"><text:tab/>char ch;</text:p>
      <text:p text:style-name="P2"><text:tab/>int i;</text:p>
      <text:p text:style-name="P2"><text:soft-page-break/><text:tab/>printf("Enter a character:");</text:p>
      <text:p text:style-name="P2"><text:tab/>scanf("%c",&amp;ch);</text:p>
      <text:p text:style-name="P2"><text:tab/>printf("before swapping");</text:p>
      <text:p text:style-name="P2"><text:tab/>for(i=7;i&gt;=0;i--)</text:p>
      <text:p text:style-name="P2"><text:tab/>{</text:p>
      <text:p text:style-name="P2"><text:tab/><text:tab/>printf("%d",((ch&gt;&gt;i)&amp;1?1:0));</text:p>
      <text:p text:style-name="P2"><text:tab/>}</text:p>
      <text:p text:style-name="P2"><text:tab/>ch=(ch&lt;&lt;4)|(ch&gt;&gt;4);</text:p>
      <text:p text:style-name="P2"><text:tab/>printf("\nAfter swapping:");</text:p>
      <text:p text:style-name="P2"><text:tab/>for(i=7;i&gt;=0;i--)</text:p>
      <text:p text:style-name="P2"><text:tab/>{</text:p>
      <text:p text:style-name="P2"><text:tab/><text:tab/>printf("%d",((ch&gt;&gt;i)&amp;1?1:0));</text:p>
      <text:p text:style-name="P2"><text:tab/>}</text:p>
      <text:p text:style-name="P2"><text:tab/>printf("n");</text:p>
      <text:p text:style-name="P2">}</text:p>
      <text:p text:style-name="P2"/>
      <text:p text:style-name="P2">//11.c program to calculate power of a positive integer//</text:p>
      <text:p text:style-name="P2">#include&lt;stdio.h&gt;</text:p>
      <text:p text:style-name="P2">int main()</text:p>
      <text:p text:style-name="P2">{</text:p>
      <text:p text:style-name="P2"><text:tab/>int n,p,i,c=1,temp;</text:p>
      <text:p text:style-name="P2"><text:tab/>printf("Enter a number");</text:p>
      <text:p text:style-name="P2"><text:tab/>scanf("%d",&amp;n);</text:p>
      <text:p text:style-name="P2"><text:tab/>printf("Enter power");</text:p>
      <text:p text:style-name="P2"><text:tab/>scanf("%d",&amp;p);</text:p>
      <text:p text:style-name="P2"><text:tab/>for(i=1;i&lt;=p;i++)</text:p>
      <text:p text:style-name="P2"><text:tab/>{</text:p>
      <text:p text:style-name="P2"><text:tab/><text:tab/>temp=n;</text:p>
      <text:p text:style-name="P2"><text:tab/><text:tab/>c=c*temp;</text:p>
      <text:p text:style-name="P2"><text:tab/>}</text:p>
      <text:p text:style-name="P2"><text:tab/>printf("result %d",c);</text:p>
      <text:p text:style-name="P2"><text:tab/>return 0;</text:p>
      <text:p text:style-name="P2">}</text:p>
      <text:p text:style-name="P2"/>
      <text:p text:style-name="P2">//12.c program to remove duplicate elements from an integer array//</text:p>
      <text:p text:style-name="P2">#include&lt;stdio.h&gt;</text:p>
      <text:p text:style-name="P2">void main()</text:p>
      <text:p text:style-name="P2">{</text:p>
      <text:p text:style-name="P2"><text:tab/>int a[50],n,i,j,k;</text:p>
      <text:p text:style-name="P2"><text:tab/>printf("\nEnter the numbers of element");</text:p>
      <text:p text:style-name="P2"><text:tab/>scanf("%d",&amp;n);</text:p>
      <text:p text:style-name="P2"><text:tab/>printf("\nEnter the %d elements");</text:p>
      <text:p text:style-name="P2"><text:tab/>for(i=0;i&lt;n;i++)</text:p>
      <text:p text:style-name="P2"><text:tab/>scanf("%d",&amp;a[i]);</text:p>
      <text:p text:style-name="P2"><text:tab/>for(i=0;i&lt;n;i++)</text:p>
      <text:p text:style-name="P2"><text:tab/>for(j=i+1;j&lt;n;j++)</text:p>
      <text:p text:style-name="P2"><text:tab/><text:tab/>if(a[i]==a[j])</text:p>
      <text:p text:style-name="P2"><text:tab/><text:tab/>{</text:p>
      <text:p text:style-name="P2"><text:tab/><text:tab/><text:tab/>for(k=j+1;k&lt;n;k++)</text:p>
      <text:p text:style-name="P2"><text:tab/><text:tab/><text:tab/><text:tab/>a[k-1]=a[k];</text:p>
      <text:p text:style-name="P2"><text:tab/><text:tab/><text:tab/>j--;</text:p>
      <text:p text:style-name="P2"><text:tab/><text:tab/><text:tab/>n--;</text:p>
      <text:p text:style-name="P2"><text:soft-page-break/><text:tab/><text:tab/>}</text:p>
      <text:p text:style-name="P2"><text:tab/>printf("\nAfter delete duplicate elements");</text:p>
      <text:p text:style-name="P2"><text:tab/>for(i=0;i&lt;n;i++)</text:p>
      <text:p text:style-name="P2"><text:tab/><text:tab/>printf("\n%d",a[i]);</text:p>
      <text:p text:style-name="P2">}</text:p>
      <text:p text:style-name="P2"/>
      <text:p text:style-name="P2">//14.c program to print week day of given date//</text:p>
      <text:p text:style-name="P2">#include&lt;stdio.h&gt;</text:p>
      <text:p text:style-name="P2">#include&lt;stdlib.h&gt;</text:p>
      <text:p text:style-name="P2">int year(int yr)</text:p>
      <text:p text:style-name="P2">{</text:p>
      <text:p text:style-name="P2"><text:tab/>long int tot,leap_year,g_tot;</text:p>
      <text:p text:style-name="P2"><text:tab/>tot=(yr-1)*365;</text:p>
      <text:p text:style-name="P2"><text:tab/>leap_year=(yr-1)/4-(yr-1)/100+(yr-1)/400;</text:p>
      <text:p text:style-name="P2"><text:tab/>g_tot=tot+leap_year+1;</text:p>
      <text:p text:style-name="P2"><text:tab/>return g_tot;</text:p>
      <text:p text:style-name="P2">}</text:p>
      <text:p text:style-name="P2">int month(int mm)</text:p>
      <text:p text:style-name="P2">{</text:p>
      <text:p text:style-name="P2"><text:tab/>int i,x,y=31;</text:p>
      <text:p text:style-name="P2"><text:tab/>x=mm-1;</text:p>
      <text:p text:style-name="P2"><text:tab/>if(x==0)</text:p>
      <text:p text:style-name="P2"><text:tab/><text:tab/>return 0;</text:p>
      <text:p text:style-name="P2"><text:tab/>else if(x&gt;0&amp;&amp;x&lt;2)</text:p>
      <text:p text:style-name="P2"><text:tab/><text:tab/>return y;</text:p>
      <text:p text:style-name="P2"><text:tab/>else if(x==2)</text:p>
      <text:p text:style-name="P2"><text:tab/><text:tab/>return y+28;</text:p>
      <text:p text:style-name="P2"><text:tab/>else if(x&gt;2)</text:p>
      <text:p text:style-name="P2"><text:tab/>{</text:p>
      <text:p text:style-name="P2"><text:tab/><text:tab/>y+=28;</text:p>
      <text:p text:style-name="P2"><text:tab/><text:tab/>for(i=3;i&lt;=x;i++)</text:p>
      <text:p text:style-name="P2"><text:tab/><text:tab/>{</text:p>
      <text:p text:style-name="P2"><text:tab/><text:tab/><text:tab/>if((i%2!=0&amp;&amp;i!=9&amp;&amp;i!=11)||i==8||i==10)</text:p>
      <text:p text:style-name="P2"><text:tab/><text:tab/><text:tab/><text:tab/>y+=31;</text:p>
      <text:p text:style-name="P2"><text:tab/><text:tab/><text:tab/>else if(i&lt;7||i==9||i==11)</text:p>
      <text:p text:style-name="P2"><text:tab/><text:tab/><text:tab/><text:tab/>y+=30;</text:p>
      <text:p text:style-name="P2"><text:tab/><text:tab/>}</text:p>
      <text:p text:style-name="P2"><text:tab/><text:tab/>return y;</text:p>
      <text:p text:style-name="P2"><text:tab/>}</text:p>
      <text:p text:style-name="P2">}</text:p>
      <text:p text:style-name="P2"/>
      <text:p text:style-name="P2">int main()</text:p>
      <text:p text:style-name="P2">{</text:p>
      <text:p text:style-name="P2"><text:tab/>int yr,mm,dd,day,n1,n2,total;</text:p>
      <text:p text:style-name="P2"><text:tab/>printf("enter the date");</text:p>
      <text:p text:style-name="P2"><text:tab/>scanf("%d%d%d",&amp;dd,&amp;mm,&amp;yr);</text:p>
      <text:p text:style-name="P2"><text:tab/>if( (dd &lt; 32 &amp;&amp; dd &gt;0) &amp;&amp; (mm &lt; 13 &amp;&amp; mm &gt;0))</text:p>
      <text:p text:style-name="P2"><text:tab/>{</text:p>
      <text:p text:style-name="P2"><text:tab/><text:tab/>goto in;</text:p>
      <text:p text:style-name="P2"><text:tab/>}</text:p>
      <text:p text:style-name="P2"><text:tab/>else</text:p>
      <text:p text:style-name="P2"><text:tab/>{</text:p>
      <text:p text:style-name="P2"><text:soft-page-break/><text:tab/><text:tab/>printf("\n \n invalid ");</text:p>
      <text:p text:style-name="P2"><text:tab/><text:tab/>//getch();</text:p>
      <text:p text:style-name="P2"><text:tab/><text:tab/>exit(1);</text:p>
      <text:p text:style-name="P2"><text:tab/>}</text:p>
      <text:p text:style-name="P2"/>
      <text:p text:style-name="P2">in:</text:p>
      <text:p text:style-name="P2"><text:tab/>n1=year(yr);</text:p>
      <text:p text:style-name="P2"><text:tab/>n2=month(mm);</text:p>
      <text:p text:style-name="P2"><text:tab/>total=n1+n2+dd;</text:p>
      <text:p text:style-name="P2"><text:tab/>if(((yr%4==0&amp;&amp;yr%100==0)||yr%400==0)&amp;&amp;mm&gt;2)</text:p>
      <text:p text:style-name="P2"><text:tab/><text:tab/>total++;day=total%7;</text:p>
      <text:p text:style-name="P2"/>
      <text:p text:style-name="P2"><text:tab/>printf("\n\nThe day is:\n");</text:p>
      <text:p text:style-name="P2"><text:tab/>switch(day)</text:p>
      <text:p text:style-name="P2"><text:tab/>{</text:p>
      <text:p text:style-name="P2"><text:tab/><text:tab/>case 1:</text:p>
      <text:p text:style-name="P2"><text:tab/><text:tab/><text:tab/>printf("Monday");</text:p>
      <text:p text:style-name="P2"><text:tab/><text:tab/><text:tab/>break;</text:p>
      <text:p text:style-name="P2"><text:tab/><text:tab/>case 2:</text:p>
      <text:p text:style-name="P2"><text:tab/><text:tab/><text:tab/>printf("tuesday");</text:p>
      <text:p text:style-name="P2"><text:tab/><text:tab/><text:tab/>break;</text:p>
      <text:p text:style-name="P2"><text:tab/><text:tab/>case 3:</text:p>
      <text:p text:style-name="P2"><text:tab/><text:tab/><text:tab/>printf("wednesday");</text:p>
      <text:p text:style-name="P2"><text:tab/><text:tab/><text:tab/>break;</text:p>
      <text:p text:style-name="P2"><text:tab/><text:tab/>case 4:</text:p>
      <text:p text:style-name="P2"><text:tab/><text:tab/><text:tab/>printf("thursday");</text:p>
      <text:p text:style-name="P2"><text:tab/><text:tab/><text:tab/>break;</text:p>
      <text:p text:style-name="P2"><text:tab/><text:tab/>case 5:</text:p>
      <text:p text:style-name="P2"><text:tab/><text:tab/><text:tab/>printf("friday");</text:p>
      <text:p text:style-name="P2"><text:tab/><text:tab/><text:tab/>break;</text:p>
      <text:p text:style-name="P2"><text:tab/><text:tab/>case 6:</text:p>
      <text:p text:style-name="P2"><text:tab/><text:tab/><text:tab/>printf("saturday");</text:p>
      <text:p text:style-name="P2"><text:tab/><text:tab/><text:tab/>break;</text:p>
      <text:p text:style-name="P2"><text:tab/><text:tab/>case 0:</text:p>
      <text:p text:style-name="P2"><text:tab/><text:tab/><text:tab/>printf("saturday");</text:p>
      <text:p text:style-name="P2"><text:tab/><text:tab/><text:tab/>break;</text:p>
      <text:p text:style-name="P2"/>
      <text:p text:style-name="P2"><text:tab/>}</text:p>
      <text:p text:style-name="P2"><text:tab/>//getch();</text:p>
      <text:p text:style-name="P2"><text:tab/>return 0;</text:p>
      <text:p text:style-name="P2">}</text:p>
      <text:p text:style-name="P2"/>
      <text:p text:style-name="P2">//15.c program for removing consecutive repeated characters from string// </text:p>
      <text:p text:style-name="P2">#include&lt;stdio.h&gt;</text:p>
      <text:p text:style-name="P2">char*remove_duplicate(char *s);</text:p>
      <text:p text:style-name="P2">main()</text:p>
      <text:p text:style-name="P2">{</text:p>
      <text:p text:style-name="P2"><text:tab/>char s[]="AABBBCCDAB";</text:p>
      <text:p text:style-name="P2"><text:tab/>printf("%s",remove_duplicate(s));</text:p>
      <text:p text:style-name="P2"><text:tab/><text:tab/><text:tab/>}</text:p>
      <text:p text:style-name="P2"><text:tab/><text:tab/><text:tab/>char* remove_duplicate(char*s)</text:p>
      <text:p text:style-name="P2"><text:tab/><text:tab/><text:tab/>{</text:p>
      <text:p text:style-name="P2"><text:soft-page-break/><text:tab/><text:tab/><text:tab/>int i,j;</text:p>
      <text:p text:style-name="P2"><text:tab/><text:tab/><text:tab/>for(i=0;s[i];i++)</text:p>
      <text:p text:style-name="P2"><text:tab/><text:tab/><text:tab/>{</text:p>
      <text:p text:style-name="P2"><text:tab/><text:tab/><text:tab/>if(s[i]==s[i+1])</text:p>
      <text:p text:style-name="P2"><text:tab/><text:tab/><text:tab/>{</text:p>
      <text:p text:style-name="P2"><text:tab/><text:tab/><text:tab/>for(j=i;s[j];j++)</text:p>
      <text:p text:style-name="P2"><text:tab/><text:tab/><text:tab/>s[j]=s[j+1];</text:p>
      <text:p text:style-name="P2"><text:tab/><text:tab/><text:tab/>i--;</text:p>
      <text:p text:style-name="P2"><text:tab/><text:tab/><text:tab/>}</text:p>
      <text:p text:style-name="P2"><text:tab/><text:tab/><text:tab/>}</text:p>
      <text:p text:style-name="P2"><text:tab/><text:tab/><text:tab/>return(s);</text:p>
      <text:p text:style-name="P2"><text:tab/><text:tab/><text:tab/>}</text:p>
      <text:p text:style-name="P2"/>
      <text:p text:style-name="P2">//16.c program for converting a given number to words//</text:p>
      <text:p text:style-name="P2"/>
      <text:p text:style-name="P2">#include&lt;stdio.h&gt;</text:p>
      <text:p text:style-name="P2">void pw(long,char[]);</text:p>
      <text:p text:style-name="P2">char*one[]={" ","one","two","three","four","five","six","seven","eight","nine","ten","eleven","twelve","thirteen","fourteen","fifteen","sixteen","seventeen","eighteen","nineteen"};</text:p>
      <text:p text:style-name="P2">char *ten[]={" "," ","twenty","thirty","fourty","fifty","sixty","seventy","eighty","ninty"};</text:p>
      <text:p text:style-name="P2">void main()</text:p>
      <text:p text:style-name="P2">{</text:p>
      <text:p text:style-name="P2"><text:tab/>long n;</text:p>
      <text:p text:style-name="P2"><text:tab/>printf("enter any 9 digit no:");</text:p>
      <text:p text:style-name="P2"><text:tab/>scanf("%9ld",&amp;n);</text:p>
      <text:p text:style-name="P2"><text:tab/>if(n&lt;=0)</text:p>
      <text:p text:style-name="P2"><text:tab/><text:tab/>printf("enter numbers greater than 0");</text:p>
      <text:p text:style-name="P2"><text:tab/>else</text:p>
      <text:p text:style-name="P2"><text:tab/>{</text:p>
      <text:p text:style-name="P2"><text:tab/><text:tab/>pw((n/10000000),"crore");</text:p>
      <text:p text:style-name="P2"><text:tab/><text:tab/>pw(((n/100000)%100),"lakh");</text:p>
      <text:p text:style-name="P2"><text:tab/><text:tab/>pw(((n/1000)%100),"thousand");</text:p>
      <text:p text:style-name="P2"><text:tab/><text:tab/>pw(((n/100)%10),"hundred");</text:p>
      <text:p text:style-name="P2"><text:tab/><text:tab/>pw((n%100)," ");</text:p>
      <text:p text:style-name="P2"><text:tab/>}</text:p>
      <text:p text:style-name="P2"><text:tab/></text:p>
      <text:p text:style-name="P2">}</text:p>
      <text:p text:style-name="P2">void pw(long n,char ch[])</text:p>
      <text:p text:style-name="P2">{</text:p>
      <text:p text:style-name="P2"><text:tab/>(n&gt;19)?printf("%s %s",ten[n/10],one[n%10]):printf("%s",one[n]);</text:p>
      <text:p text:style-name="P2"><text:tab/>if(n)printf(" %s",ch);</text:p>
      <text:p text:style-name="P2"><text:tab/>printf(" ");</text:p>
      <text:p text:style-name="P2">}</text:p>
      <text:p text:style-name="P2"/>
      <text:p text:style-name="P2">//17.c program to check whether a number can be expressed as sum of two prime numbers//</text:p>
      <text:p text:style-name="P2"/>
      <text:p text:style-name="P2">#include&lt;stdio.h&gt;</text:p>
      <text:p text:style-name="P2">int isprime(int n)</text:p>
      <text:p text:style-name="P2">{</text:p>
      <text:p text:style-name="P2"><text:tab/>int i,flag1=1;</text:p>
      <text:p text:style-name="P2"><text:tab/>for(i=2;i&lt;=n;i++)</text:p>
      <text:p text:style-name="P2"><text:soft-page-break/><text:tab/>{</text:p>
      <text:p text:style-name="P2"><text:tab/><text:tab/>if(n%i==0)</text:p>
      <text:p text:style-name="P2"><text:tab/><text:tab/>{</text:p>
      <text:p text:style-name="P2"><text:tab/><text:tab/><text:tab/>flag1=0;</text:p>
      <text:p text:style-name="P2"><text:tab/><text:tab/><text:tab/>break;</text:p>
      <text:p text:style-name="P2"><text:tab/><text:tab/>}</text:p>
      <text:p text:style-name="P2"><text:tab/>}</text:p>
      <text:p text:style-name="P2"><text:tab/>return isprime;</text:p>
      <text:p text:style-name="P2">}</text:p>
      <text:p text:style-name="P2">flag=1;</text:p>
      <text:p text:style-name="P2"/>
      <text:p text:style-name="P2">for(i=2;i&lt;=n;i++)</text:p>
      <text:p text:style-name="P2">{</text:p>
      <text:p text:style-name="P2"><text:tab/>if(isprime(i)==1)</text:p>
      <text:p text:style-name="P2"><text:tab/>{</text:p>
      <text:p text:style-name="P2"><text:tab/><text:tab/>if(isprime(n-1)==1)</text:p>
      <text:p text:style-name="P2"><text:tab/><text:tab/>{</text:p>
      <text:p text:style-name="P2"><text:tab/><text:tab/><text:tab/>printf("%d %d %d can be expected as sum of integer",n,i,n-i);</text:p>
      <text:p text:style-name="P2"><text:tab/><text:tab/><text:tab/>flag=0;</text:p>
      <text:p text:style-name="P2"><text:tab/><text:tab/>}</text:p>
      <text:p text:style-name="P2"><text:tab/>}</text:p>
      <text:p text:style-name="P2">}</text:p>
      <text:p text:style-name="P2">if(flag==1)</text:p>
      <text:p text:style-name="P2">{</text:p>
      <text:p text:style-name="P2"><text:tab/>printf("cannot be expressed");</text:p>
      <text:p text:style-name="P2">}</text:p>
      <text:p text:style-name="P2">}</text:p>
      <text:p text:style-name="P2"/>
      <text:p text:style-name="P2">//18.c program to convert octal number to decimal number//</text:p>
      <text:p text:style-name="P2"/>
      <text:p text:style-name="P2">#include&lt;stdio.h&gt;</text:p>
      <text:p text:style-name="P2">int main()</text:p>
      <text:p text:style-name="P2">{</text:p>
      <text:p text:style-name="P2"><text:tab/>int num;</text:p>
      <text:p text:style-name="P2"><text:tab/>printf("enter an octal number\n");</text:p>
      <text:p text:style-name="P2"><text:tab/>scanf("%o",&amp;num);</text:p>
      <text:p text:style-name="P2"><text:tab/>printf("\nDecimal Representation of Octal Number %o is %d\n",num,num);</text:p>
      <text:p text:style-name="P2"><text:tab/>return 0;</text:p>
      <text:p text:style-name="P2">}</text:p>
      <text:p text:style-name="P2"/>
      <text:p text:style-name="P2">//19.c program to calculate vowels from a string//</text:p>
      <text:p text:style-name="P2">#include&lt;stdio.h&gt;</text:p>
      <text:p text:style-name="P2">#include&lt;string.h&gt;</text:p>
      <text:p text:style-name="P2">void main()</text:p>
      <text:p text:style-name="P2">{</text:p>
      <text:p text:style-name="P2"><text:tab/>int i,j=0;</text:p>
      <text:p text:style-name="P2"><text:tab/>char str[30],s,str1[30];</text:p>
      <text:p text:style-name="P2"><text:tab/>gets(str);</text:p>
      <text:p text:style-name="P2"><text:tab/>for(i=0;i&lt;strlen(str);i++)</text:p>
      <text:p text:style-name="P2">{</text:p>
      <text:p text:style-name="P2"><text:tab/>s=str[i];</text:p>
      <text:p text:style-name="P2"><text:tab/>if(s=='a'||s=='e'||s=='i'||s=='o'||s=='u')</text:p>
      <text:p text:style-name="P2"><text:soft-page-break/><text:tab/>continue;</text:p>
      <text:p text:style-name="P2"><text:tab/>str1[j++]=s;</text:p>
      <text:p text:style-name="P2">}</text:p>
      <text:p text:style-name="P2"><text:tab/>printf("%s",str1);</text:p>
      <text:p text:style-name="P2">}</text:p>
      <text:p text:style-name="P2"/>
      <text:p text:style-name="P2">//21.c program to check whether a number is automorphic or not//</text:p>
      <text:p text:style-name="P2"/>
      <text:p text:style-name="P2">#include&lt;stdio.h&gt;</text:p>
      <text:p text:style-name="P2">#include&lt;math.h&gt;</text:p>
      <text:p text:style-name="P2">int main()</text:p>
      <text:p text:style-name="P2">{</text:p>
      <text:p text:style-name="P2"><text:tab/>int n=12,sq=n*n;</text:p>
      <text:p text:style-name="P2"><text:tab/>while(n&gt;0){</text:p>
      <text:p text:style-name="P2"><text:tab/><text:tab/>if((n%10)==(sq%10))</text:p>
      <text:p text:style-name="P2"><text:tab/><text:tab/>{</text:p>
      <text:p text:style-name="P2"><text:tab/><text:tab/><text:tab/>n=n/10;</text:p>
      <text:p text:style-name="P2"><text:tab/><text:tab/><text:tab/>sq=sq/10;</text:p>
      <text:p text:style-name="P2"><text:tab/><text:tab/>}</text:p>
      <text:p text:style-name="P2"><text:tab/><text:tab/>else</text:p>
      <text:p text:style-name="P2"><text:tab/><text:tab/><text:tab/>break;</text:p>
      <text:p text:style-name="P2"><text:tab/>}</text:p>
      <text:p text:style-name="P2"><text:tab/>if(n==0)</text:p>
      <text:p text:style-name="P2"><text:tab/>{</text:p>
      <text:p text:style-name="P2"><text:tab/><text:tab/>printf("number is automorphic");</text:p>
      <text:p text:style-name="P2"><text:tab/>}</text:p>
      <text:p text:style-name="P2"><text:tab/>else</text:p>
      <text:p text:style-name="P2"><text:tab/><text:tab/>printf("its not an automorphic");</text:p>
      <text:p text:style-name="P2"><text:tab/></text:p>
      <text:p text:style-name="P2"><text:tab/>return 0;</text:p>
      <text:p text:style-name="P2">}</text:p>
      <text:p text:style-name="P2"/>
      <text:p text:style-name="P2">//22.c program to check whether number is harshad number or not//</text:p>
      <text:p text:style-name="P2"/>
      <text:p text:style-name="P2">#include&lt;stdio.h&gt;</text:p>
      <text:p text:style-name="P2">int main()</text:p>
      <text:p text:style-name="P2">{</text:p>
      <text:p text:style-name="P2"><text:tab/>int num,rem,temp,sum=0;</text:p>
      <text:p text:style-name="P2"><text:tab/>printf("enter any number");</text:p>
      <text:p text:style-name="P2"><text:tab/>scanf("%d",&amp;num);</text:p>
      <text:p text:style-name="P2"><text:tab/>temp=num;</text:p>
      <text:p text:style-name="P2"><text:tab/>while(temp!=0)</text:p>
      <text:p text:style-name="P2"><text:tab/>{</text:p>
      <text:p text:style-name="P2"><text:tab/><text:tab/>rem=temp%10;</text:p>
      <text:p text:style-name="P2"><text:tab/><text:tab/>sum=sum+rem;</text:p>
      <text:p text:style-name="P2"><text:tab/><text:tab/>temp=temp/10;</text:p>
      <text:p text:style-name="P2"><text:tab/>}</text:p>
      <text:p text:style-name="P2"><text:tab/>if(num%sum==0)</text:p>
      <text:p text:style-name="P2"><text:tab/><text:tab/>printf("%d is a harshad number",num);</text:p>
      <text:p text:style-name="P2"><text:tab/>else</text:p>
      <text:p text:style-name="P2"><text:tab/><text:tab/>printf("%d is not a harshad number",num);</text:p>
      <text:p text:style-name="P2"><text:tab/>return 0;</text:p>
      <text:p text:style-name="P2"><text:soft-page-break/>}</text:p>
      <text:p text:style-name="P2"/>
      <text:p text:style-name="P2">//23.write a c program to check whether a number is perfect or not//</text:p>
      <text:p text:style-name="P2"/>
      <text:p text:style-name="P2">#include&lt;stdio.h&gt;</text:p>
      <text:p text:style-name="P2"/>
      <text:p text:style-name="P2">void main()</text:p>
      <text:p text:style-name="P2">{</text:p>
      <text:p text:style-name="P2"><text:tab/>int number,rem,sum=0,i;</text:p>
      <text:p text:style-name="P2"><text:tab/>printf("enter a number\n");</text:p>
      <text:p text:style-name="P2"><text:tab/>scanf("%d",&amp;number);</text:p>
      <text:p text:style-name="P2"><text:tab/>for(i=1;i&lt;=(number-1);i++)</text:p>
      <text:p text:style-name="P2"><text:tab/>{</text:p>
      <text:p text:style-name="P2"><text:tab/><text:tab/>rem=number%i;</text:p>
      <text:p text:style-name="P2"><text:tab/><text:tab/>if(rem==0)</text:p>
      <text:p text:style-name="P2"><text:tab/><text:tab/>{</text:p>
      <text:p text:style-name="P2"><text:tab/><text:tab/><text:tab/>sum=sum+i;</text:p>
      <text:p text:style-name="P2"><text:tab/><text:tab/>}</text:p>
      <text:p text:style-name="P2"><text:tab/>}</text:p>
      <text:p text:style-name="P2"><text:tab/>if(sum==number)</text:p>
      <text:p text:style-name="P2"><text:tab/><text:tab/>printf("number is perfect");</text:p>
      <text:p text:style-name="P2"><text:tab/>else</text:p>
      <text:p text:style-name="P2"><text:tab/><text:tab/>printf("number is not perfect");</text:p>
      <text:p text:style-name="P2">}</text:p>
      <text:p text:style-name="P2"/>
      <text:p text:style-name="P2">//24.c program to check whether two given integers are amicable or not.//</text:p>
      <text:p text:style-name="P2"/>
      <text:p text:style-name="P2">#include&lt;stdio.h&gt;</text:p>
      <text:p text:style-name="P2">#include&lt;stdlib.h&gt;</text:p>
      <text:p text:style-name="P2">void main()</text:p>
      <text:p text:style-name="P2">{</text:p>
      <text:p text:style-name="P2"><text:tab/>int num,num1,sum=0,sum1=0,i;</text:p>
      <text:p text:style-name="P2"><text:tab/>printf("enter first number");</text:p>
      <text:p text:style-name="P2"><text:tab/>scanf("%d",&amp;num);</text:p>
      <text:p text:style-name="P2"><text:tab/>printf("enter second number");</text:p>
      <text:p text:style-name="P2"><text:tab/>scanf("%d",&amp;num1);</text:p>
      <text:p text:style-name="P2"><text:tab/>for(i=1;i&lt;=num/2;i++)</text:p>
      <text:p text:style-name="P2"><text:tab/>{</text:p>
      <text:p text:style-name="P2"><text:tab/><text:tab/>if(num%i==0)</text:p>
      <text:p text:style-name="P2"><text:tab/><text:tab/>{</text:p>
      <text:p text:style-name="P2"><text:tab/><text:tab/><text:tab/>sum=sum+i;</text:p>
      <text:p text:style-name="P2"><text:tab/><text:tab/>}</text:p>
      <text:p text:style-name="P2"><text:tab/>}</text:p>
      <text:p text:style-name="P2"><text:tab/>for(i=1;i&lt;=num1/2;i++)</text:p>
      <text:p text:style-name="P2"><text:tab/>{</text:p>
      <text:p text:style-name="P2"><text:tab/>if(num1%i==0)</text:p>
      <text:p text:style-name="P2"><text:tab/>{</text:p>
      <text:p text:style-name="P2"><text:tab/><text:tab/>sum1=sum1+i;</text:p>
      <text:p text:style-name="P2"><text:tab/>}</text:p>
      <text:p text:style-name="P2"><text:tab/>}</text:p>
      <text:p text:style-name="P2"><text:tab/>if(sum==num1 &amp;&amp; sum1==num)</text:p>
      <text:p text:style-name="P2"><text:tab/></text:p>
      <text:p text:style-name="P2"><text:soft-page-break/><text:tab/>printf("%d and %d is amicable number",num,num1);</text:p>
      <text:p text:style-name="P2"><text:tab/>else</text:p>
      <text:p text:style-name="P2"><text:tab/>{</text:p>
      <text:p text:style-name="P2"><text:tab/>printf("%d and %d are not amicable number",num,num1);</text:p>
      <text:p text:style-name="P2"><text:tab/>}</text:p>
      <text:p text:style-name="P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111cm" fo:margin-right="1.97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7T21:10:56.610804860</meta:creation-date>
    <dc:date>2020-03-27T18:20:34.787049088</dc:date>
    <meta:editing-duration>PT5H44M26S</meta:editing-duration>
    <meta:editing-cycles>14</meta:editing-cycles>
    <meta:generator>LibreOffice/6.0.7.3$Linux_X86_64 LibreOffice_project/00m0$Build-3</meta:generator>
    <meta:document-statistic meta:table-count="0" meta:image-count="0" meta:object-count="0" meta:page-count="11" meta:paragraph-count="487" meta:word-count="881" meta:character-count="7570" meta:non-whitespace-character-count="6542"/>
  </office:meta>
</office:document-meta>
</file>